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0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FWHM (nm)</text:p>
          </table:table-cell>
          <table:table-cell table:style-name="ce1" office:value-type="string" calcext:value-type="string">
            <text:p>Peak Transmission Wavelength (nm)</text:p>
          </table:table-cell>
          <table:table-cell/>
          <table:table-cell table:style-name="ce3"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275.167" calcext:value-type="float">
            <text:p>275.16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39" calcext:value-type="float">
            <text:p>0.39</text:p>
          </table:table-cell>
          <table:table-cell office:value-type="float" office:value="275.146" calcext:value-type="float">
            <text:p>275.146</text:p>
          </table:table-cell>
          <table:table-cell table:number-columns-repeated="4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388" calcext:value-type="float">
            <text:p>0.388</text:p>
          </table:table-cell>
          <table:table-cell office:value-type="float" office:value="275.104" calcext:value-type="float">
            <text:p>275.104</text:p>
          </table:table-cell>
          <table:table-cell table:number-columns-repeated="4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389" calcext:value-type="float">
            <text:p>0.389</text:p>
          </table:table-cell>
          <table:table-cell office:value-type="float" office:value="275.019" calcext:value-type="float">
            <text:p>275.019</text:p>
          </table:table-cell>
          <table:table-cell table:number-columns-repeated="4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0.389" calcext:value-type="float">
            <text:p>0.389</text:p>
          </table:table-cell>
          <table:table-cell office:value-type="float" office:value="274.935" calcext:value-type="float">
            <text:p>274.935</text:p>
          </table:table-cell>
          <table:table-cell table:number-columns-repeated="4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386" calcext:value-type="float">
            <text:p>0.386</text:p>
          </table:table-cell>
          <table:table-cell office:value-type="float" office:value="274.788" calcext:value-type="float">
            <text:p>274.788</text:p>
          </table:table-cell>
          <table:table-cell table:number-columns-repeated="4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0.384" calcext:value-type="float">
            <text:p>0.384</text:p>
          </table:table-cell>
          <table:table-cell office:value-type="float" office:value="274.619" calcext:value-type="float">
            <text:p>274.61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.391</text:p>
          </table:table-cell>
          <table:table-cell office:value-type="float" office:value="275.146" calcext:value-type="float">
            <text:p>275.14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275.125" calcext:value-type="float">
            <text:p>275.12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89" calcext:value-type="float">
            <text:p>0.389</text:p>
          </table:table-cell>
          <table:table-cell office:value-type="float" office:value="275.04" calcext:value-type="float">
            <text:p>275.0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87" calcext:value-type="float">
            <text:p>0.387</text:p>
          </table:table-cell>
          <table:table-cell office:value-type="float" office:value="274.914" calcext:value-type="float">
            <text:p>274.91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86" calcext:value-type="float">
            <text:p>0.386</text:p>
          </table:table-cell>
          <table:table-cell office:value-type="float" office:value="274.788" calcext:value-type="float">
            <text:p>274.78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83" calcext:value-type="float">
            <text:p>0.383</text:p>
          </table:table-cell>
          <table:table-cell office:value-type="float" office:value="274.661" calcext:value-type="float">
            <text:p>274.6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09:31:19.785107598</meta:creation-date>
    <dc:date>2022-09-12T09:49:56.866133237</dc:date>
    <meta:editing-duration>PT8M26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